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742e" officeooo:paragraph-rsid="0005742e"/>
    </style:style>
    <style:style style:name="P2" style:family="paragraph" style:parent-style-name="Standard">
      <style:text-properties fo:font-size="12pt" officeooo:rsid="0005742e" officeooo:paragraph-rsid="0005742e" style:font-size-asian="10.5pt" style:font-size-complex="12pt"/>
    </style:style>
    <style:style style:name="P3" style:family="paragraph" style:parent-style-name="Standard">
      <style:text-properties fo:font-size="12pt" officeooo:rsid="0005742e" officeooo:paragraph-rsid="000ceb84" style:font-size-asian="10.5pt" style:font-size-complex="12pt"/>
    </style:style>
    <style:style style:name="P4" style:family="paragraph" style:parent-style-name="Standard">
      <style:text-properties fo:font-size="12pt" officeooo:rsid="0005742e" officeooo:paragraph-rsid="000cf765" style:font-size-asian="10.5pt" style:font-size-complex="12pt"/>
    </style:style>
    <style:style style:name="P5" style:family="paragraph" style:parent-style-name="Standard">
      <style:text-properties fo:font-size="24pt" officeooo:rsid="0005742e" officeooo:paragraph-rsid="000ceb84" style:font-size-asian="24pt" style:font-size-complex="24pt"/>
    </style:style>
    <style:style style:name="P6" style:family="paragraph" style:parent-style-name="Standard">
      <style:text-properties fo:font-size="24pt" officeooo:rsid="0005742e" officeooo:paragraph-rsid="000cf765" style:font-size-asian="24pt" style:font-size-complex="24pt"/>
    </style:style>
    <style:style style:name="P7" style:family="paragraph" style:parent-style-name="Standard">
      <style:text-properties fo:font-size="8pt" officeooo:rsid="0005742e" officeooo:paragraph-rsid="000ceb84" style:font-size-asian="8pt" style:font-size-complex="8pt"/>
    </style:style>
    <style:style style:name="P8" style:family="paragraph" style:parent-style-name="Standard">
      <style:text-properties fo:font-size="8pt" officeooo:rsid="0005742e" officeooo:paragraph-rsid="000cf765" style:font-size-asian="8pt" style:font-size-complex="8pt"/>
    </style:style>
    <style:style style:name="P9" style:family="paragraph" style:parent-style-name="Standard">
      <style:text-properties officeooo:rsid="0005742e" officeooo:paragraph-rsid="000ceb84"/>
    </style:style>
    <style:style style:name="P10" style:family="paragraph" style:parent-style-name="Standard">
      <style:text-properties officeooo:rsid="0005742e" officeooo:paragraph-rsid="000cf765"/>
    </style:style>
    <style:style style:name="T1" style:family="text">
      <style:text-properties officeooo:rsid="00079dbc"/>
    </style:style>
    <style:style style:name="T2" style:family="text">
      <style:text-properties officeooo:rsid="000b8c63"/>
    </style:style>
    <style:style style:name="T3" style:family="text">
      <style:text-properties fo:font-size="24pt" officeooo:rsid="0005742e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/>flag{300b4b90e1ae}<text:tab/><text:tab/><text:tab/> flag{575d59b11daf}</text:p>
      <text:p text:style-name="P8">This device is part of the <text:span text:style-name="T2">BSides Ottawa</text:span><text:span text:style-name="T1"> </text:span>capture-the-flag contest.<text:tab/><text:tab/><text:tab/>This device is part of the <text:span text:style-name="T2">BSides Ottawa</text:span><text:span text:style-name="T1"> </text:span>capture-the-flag contest.</text:p>
      <text:p text:style-name="P2"/>
      <text:p text:style-name="P1"/>
      <text:p text:style-name="P1"/>
      <text:p text:style-name="P6"><text:s/>flag{3c47bc497e39}<text:tab/><text:tab/><text:tab/> flag{c12e9352dabe}</text:p>
      <text:p text:style-name="P8">This device is part of the <text:span text:style-name="T2">BSides Ottawa</text:span><text:span text:style-name="T1"> </text:span>capture-the-flag contest.<text:tab/><text:tab/><text:tab/>This device is part of the <text:span text:style-name="T2">BSides Ottawa</text:span><text:span text:style-name="T1"> </text:span>capture-the-flag contest.</text:p>
      <text:p text:style-name="P4"/>
      <text:p text:style-name="P10"/>
      <text:p text:style-name="P10"/>
      <text:p text:style-name="P6"><text:s/>flag{ae88eaf507b0}<text:tab/><text:tab/><text:tab/> flag{074bccbfccbd}</text:p>
      <text:p text:style-name="P8">This device is part of the <text:span text:style-name="T2">BSides Ottawa</text:span><text:span text:style-name="T1"> </text:span>capture-the-flag contest.<text:tab/><text:tab/><text:tab/>This device is part of the <text:span text:style-name="T2">BSides Ottawa</text:span><text:span text:style-name="T1"> </text:span>capture-the-flag contest.</text:p>
      <text:p text:style-name="P4"/>
      <text:p text:style-name="P10"/>
      <text:p text:style-name="P10"/>
      <text:p text:style-name="P6"><text:s/>flag{3373299970f0}<text:tab/><text:tab/><text:tab/> flag{f6013fbbc073}</text:p>
      <text:p text:style-name="P8">This device is part of the <text:span text:style-name="T2">BSides Ottawa</text:span><text:span text:style-name="T1"> </text:span>capture-the-flag contest.<text:tab/><text:tab/><text:tab/>This device is part of the <text:span text:style-name="T2">BSides Ottawa</text:span><text:span text:style-name="T1"> </text:span>capture-the-flag contest.</text:p>
      <text:p text:style-name="P4"/>
      <text:p text:style-name="P10"/>
      <text:p text:style-name="P10"/>
      <text:p text:style-name="P6"><text:s/>flag{fa354bbc101c}<text:tab/><text:tab/><text:tab/> flag{791017c362d5}</text:p>
      <text:p text:style-name="P8">This device is part of the <text:span text:style-name="T2">BSides Ottawa</text:span><text:span text:style-name="T1"> </text:span>capture-the-flag contest.<text:tab/><text:tab/><text:tab/>This device is part of the <text:span text:style-name="T2">BSides Ottawa</text:span><text:span text:style-name="T1"> </text:span>capture-the-flag contest.</text:p>
      <text:p text:style-name="P4"/>
      <text:p text:style-name="P10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6T22:11:45.778611227</meta:creation-date>
    <meta:print-date>2018-11-06T22:17:38.420330338</meta:print-date>
    <dc:date>2023-10-10T22:31:30.768091354</dc:date>
    <meta:editing-duration>PT21H26M12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10" meta:character-count="880" meta:non-whitespace-character-count="750"/>
  </office:meta>
</office:document-meta>
</file>